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3.8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5.20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4.9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5.2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4.71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8.773cm" loext:decorative="false"/>
      <style:paragraph-properties style:writing-mode="lr-tb"/>
    </style:style>
    <style:style style:name="co1" style:family="table-column">
      <style:table-column-properties style:column-width="1.073cm" style:use-optimal-column-width="false"/>
    </style:style>
    <style:style style:name="ro1" style:family="table-row">
      <style:table-row-properties style:row-height="-4.043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261cm" style:use-optimal-row-height="false"/>
    </style:style>
    <style:style style:name="ro4" style:family="table-row">
      <style:table-row-properties style:row-height="0.845cm" style:use-optimal-row-height="false"/>
    </style:style>
    <style:style style:name="ro5" style:family="table-row">
      <style:table-row-properties style:row-height="0.885cm" style:use-optimal-row-height="false"/>
    </style:style>
    <style:style style:name="ce1" style:family="table-cell">
      <loext:graphic-properties draw:fill="solid" draw:fill-color="#dde8cb"/>
      <style:paragraph-properties fo:text-align="center" fo:border-left="0.43pt solid #000000" fo:border-right="none" fo:border-top="0.43pt solid #000000" fo:border-bottom="none"/>
    </style:style>
    <style:style style:name="ce2" style:family="table-cell">
      <loext:graphic-properties draw:fill="solid" draw:fill-color="#dde8cb"/>
      <style:paragraph-properties fo:text-align="center" fo:border-left="none" fo:border-right="none" fo:border-top="0.43pt solid #000000" fo:border-bottom="none"/>
    </style:style>
    <style:style style:name="ce3" style:family="table-cell">
      <loext:graphic-properties draw:fill="solid" draw:fill-color="#dde8cb"/>
      <style:paragraph-properties fo:text-align="center" fo:border-left="none" fo:border-right="0.43pt solid #000000" fo:border-top="0.43pt solid #000000" fo:border-bottom="none"/>
    </style:style>
    <style:style style:name="ce4" style:family="table-cell">
      <loext:graphic-properties draw:fill="solid" draw:fill-color="#ffd7d7"/>
      <style:paragraph-properties fo:text-align="center" fo:border-left="none" fo:border-right="none" fo:border-top="0.43pt solid #000000" fo:border-bottom="none"/>
    </style:style>
    <style:style style:name="ce5" style:family="table-cell">
      <loext:graphic-properties draw:fill="solid" draw:fill-color="#ffd7d7"/>
      <style:paragraph-properties fo:text-align="center" fo:border-left="none" fo:border-right="0.43pt solid #000000" fo:border-top="0.43pt solid #000000" fo:border-bottom="none"/>
    </style:style>
    <style:style style:name="ce6" style:family="table-cell">
      <loext:graphic-properties draw:fill="solid" draw:fill-color="#dde8cb"/>
      <style:paragraph-properties fo:text-align="center" fo:border-left="0.43pt solid #000000" fo:border-right="none" fo:border-top="none" fo:border-bottom="none"/>
    </style:style>
    <style:style style:name="ce7" style:family="table-cell">
      <loext:graphic-properties draw:fill="solid" draw:fill-color="#dde8cb"/>
      <style:paragraph-properties fo:text-align="center" fo:border="none"/>
    </style:style>
    <style:style style:name="ce8" style:family="table-cell">
      <loext:graphic-properties draw:fill="solid" draw:fill-color="#dde8cb"/>
      <style:paragraph-properties fo:text-align="center" fo:border-left="none" fo:border-right="0.43pt solid #000000" fo:border-top="none" fo:border-bottom="none"/>
    </style:style>
    <style:style style:name="ce9" style:family="table-cell">
      <loext:graphic-properties draw:fill="solid" draw:fill-color="#ffd7d7"/>
      <style:paragraph-properties fo:text-align="center" fo:border="none"/>
    </style:style>
    <style:style style:name="ce10" style:family="table-cell">
      <loext:graphic-properties draw:fill="solid" draw:fill-color="#ffd7d7"/>
      <style:paragraph-properties fo:text-align="center" fo:border-left="none" fo:border-right="0.43pt solid #000000" fo:border-top="none" fo:border-bottom="none"/>
    </style:style>
    <style:style style:name="ce11" style:family="table-cell">
      <loext:graphic-properties draw:fill="solid" draw:fill-color="#dde8cb"/>
      <style:paragraph-properties fo:text-align="center" fo:border-left="0.43pt solid #000000" fo:border-right="none" fo:border-top="none" fo:border-bottom="0.43pt solid #000000"/>
    </style:style>
    <style:style style:name="ce12" style:family="table-cell">
      <loext:graphic-properties draw:fill="solid" draw:fill-color="#dde8cb"/>
      <style:paragraph-properties fo:text-align="center" fo:border-left="none" fo:border-right="none" fo:border-top="none" fo:border-bottom="0.43pt solid #000000"/>
    </style:style>
    <style:style style:name="ce13" style:family="table-cell">
      <loext:graphic-properties draw:fill="solid" draw:fill-color="#dde8cb"/>
      <style:paragraph-properties fo:text-align="center" fo:border-left="none" fo:border-right="0.43pt solid #000000" fo:border-top="none" fo:border-bottom="0.43pt solid #000000"/>
    </style:style>
    <style:style style:name="ce14" style:family="table-cell">
      <loext:graphic-properties draw:fill="solid" draw:fill-color="#ffd7d7"/>
      <style:paragraph-properties fo:text-align="center" fo:border-left="none" fo:border-right="none" fo:border-top="none" fo:border-bottom="0.43pt solid #000000"/>
    </style:style>
    <style:style style:name="ce15" style:family="table-cell">
      <loext:graphic-properties draw:fill="solid" draw:fill-color="#ffd7d7"/>
      <style:paragraph-properties fo:text-align="center" fo:border-left="none" fo:border-right="0.43pt solid #000000" fo:border-top="none" fo:border-bottom="0.43pt solid #000000"/>
    </style:style>
    <style:style style:name="ce16" style:family="table-cell">
      <loext:graphic-properties draw:fill="solid" draw:fill-color="#dee6ef"/>
      <style:paragraph-properties fo:text-align="center" fo:border-left="0.43pt solid #000000" fo:border-right="none" fo:border-top="none" fo:border-bottom="none"/>
    </style:style>
    <style:style style:name="ce17" style:family="table-cell">
      <loext:graphic-properties draw:fill="solid" draw:fill-color="#dee6ef"/>
      <style:paragraph-properties fo:text-align="center" fo:border="none"/>
    </style:style>
    <style:style style:name="ce18" style:family="table-cell">
      <loext:graphic-properties draw:fill="solid" draw:fill-color="#dee6ef"/>
      <style:paragraph-properties fo:text-align="center" fo:border-left="none" fo:border-right="0.43pt solid #000000" fo:border-top="none" fo:border-bottom="none"/>
    </style:style>
    <style:style style:name="ce19" style:family="table-cell">
      <loext:graphic-properties draw:fill="solid" draw:fill-color="#ffffff"/>
      <style:paragraph-properties fo:text-align="center" fo:border="none"/>
    </style:style>
    <style:style style:name="ce20" style:family="table-cell">
      <loext:graphic-properties draw:fill="solid" draw:fill-color="#ffffff"/>
      <style:paragraph-properties fo:text-align="center" fo:border-left="none" fo:border-right="0.43pt solid #000000" fo:border-top="none" fo:border-bottom="none"/>
    </style:style>
    <style:style style:name="ce21" style:family="table-cell">
      <loext:graphic-properties draw:fill="solid" draw:fill-color="#dee6ef"/>
      <style:paragraph-properties fo:text-align="center" fo:border-left="0.43pt solid #000000" fo:border-right="none" fo:border-top="none" fo:border-bottom="0.43pt solid #000000"/>
    </style:style>
    <style:style style:name="ce22" style:family="table-cell">
      <loext:graphic-properties draw:fill="solid" draw:fill-color="#dee6ef"/>
      <style:paragraph-properties fo:text-align="center" fo:border-left="none" fo:border-right="none" fo:border-top="none" fo:border-bottom="0.43pt solid #000000"/>
    </style:style>
    <style:style style:name="ce23" style:family="table-cell">
      <loext:graphic-properties draw:fill="solid" draw:fill-color="#dee6ef"/>
      <style:paragraph-properties fo:text-align="center" fo:border-left="none" fo:border-right="0.43pt solid #000000" fo:border-top="none" fo:border-bottom="0.43pt solid #000000"/>
    </style:style>
    <style:style style:name="ce24" style:family="table-cell">
      <loext:graphic-properties draw:fill="solid" draw:fill-color="#ffffff"/>
      <style:paragraph-properties fo:text-align="center" fo:border-left="none" fo:border-right="none" fo:border-top="none" fo:border-bottom="0.43pt solid #000000"/>
    </style:style>
    <style:style style:name="ce25" style:family="table-cell">
      <loext:graphic-properties draw:fill="solid" draw:fill-color="#ffffff"/>
      <style:paragraph-properties fo:text-align="center" fo:border-left="none" fo:border-right="0.43pt solid #000000" fo:border-top="none" fo:border-bottom="0.43pt solid #000000"/>
    </style:style>
    <style:style style:name="ce26" style:family="table-cell">
      <loext:graphic-properties draw:fill="solid" draw:fill-color="#ffd7d7"/>
      <style:paragraph-properties fo:text-align="center" fo:border-left="0.43pt solid #000000" fo:border-right="none" fo:border-top="0.43pt solid #000000" fo:border-bottom="none"/>
    </style:style>
    <style:style style:name="ce27" style:family="table-cell">
      <loext:graphic-properties draw:fill="solid" draw:fill-color="#ffd7d7"/>
      <style:paragraph-properties fo:text-align="center" fo:border-left="0.43pt solid #000000" fo:border-right="none" fo:border-top="none" fo:border-bottom="none"/>
    </style:style>
    <style:style style:name="ce28" style:family="table-cell">
      <loext:graphic-properties draw:fill="solid" draw:fill-color="#ffd7d7"/>
      <style:paragraph-properties fo:text-align="center" fo:border-left="0.43pt solid #000000" fo:border-right="none" fo:border-top="none" fo:border-bottom="0.43pt solid #000000"/>
    </style:style>
    <style:style style:name="ce29" style:family="table-cell">
      <loext:graphic-properties draw:fill="solid" draw:fill-color="#dee6ef"/>
      <style:paragraph-properties fo:text-align="center" fo:border-left="0.43pt solid #000000" fo:border-right="none" fo:border-top="0.43pt solid #000000" fo:border-bottom="none"/>
    </style:style>
    <style:style style:name="ce30" style:family="table-cell">
      <loext:graphic-properties draw:fill="solid" draw:fill-color="#dee6ef"/>
      <style:paragraph-properties fo:text-align="center" fo:border-left="none" fo:border-right="none" fo:border-top="0.43pt solid #000000" fo:border-bottom="none"/>
    </style:style>
    <style:style style:name="ce31" style:family="table-cell">
      <loext:graphic-properties draw:fill="solid" draw:fill-color="#dee6ef"/>
      <style:paragraph-properties fo:text-align="center" fo:border-left="none" fo:border-right="0.43pt solid #000000" fo:border-top="0.43pt solid #000000" fo:border-bottom="none"/>
    </style:style>
    <style:style style:name="ce32" style:family="table-cell">
      <loext:graphic-properties draw:fill="solid" draw:fill-color="#ffffff"/>
      <style:paragraph-properties fo:text-align="center" fo:border-left="0.43pt solid #000000" fo:border-right="none" fo:border-top="0.43pt solid #000000" fo:border-bottom="none"/>
    </style:style>
    <style:style style:name="ce33" style:family="table-cell">
      <loext:graphic-properties draw:fill="solid" draw:fill-color="#ffffff"/>
      <style:paragraph-properties fo:text-align="center" fo:border-left="none" fo:border-right="none" fo:border-top="0.43pt solid #000000" fo:border-bottom="none"/>
    </style:style>
    <style:style style:name="ce34" style:family="table-cell">
      <loext:graphic-properties draw:fill="solid" draw:fill-color="#ffffff"/>
      <style:paragraph-properties fo:text-align="center" fo:border-left="none" fo:border-right="0.43pt solid #000000" fo:border-top="0.43pt solid #000000" fo:border-bottom="none"/>
    </style:style>
    <style:style style:name="ce35" style:family="table-cell">
      <loext:graphic-properties draw:fill="solid" draw:fill-color="#ffffff"/>
      <style:paragraph-properties fo:text-align="center" fo:border-left="0.43pt solid #000000" fo:border-right="none" fo:border-top="none" fo:border-bottom="none"/>
    </style:style>
    <style:style style:name="ce36" style:family="table-cell">
      <loext:graphic-properties draw:fill="solid" draw:fill-color="#ffffff"/>
      <style:paragraph-properties fo:text-align="center" fo:border-left="0.43pt solid #000000" fo:border-right="none" fo:border-top="none" fo:border-bottom="0.4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text-properties fo:color="#00a933" loext:opacity="100%"/>
    </style:style>
    <style:style style:name="P3" style:family="paragraph">
      <loext:graphic-properties draw:fill="none" draw:fill-color="#ffffff"/>
      <style:text-properties fo:color="#00a933" loext:opacity="100%" style:font-name="Liberation Mono"/>
    </style:style>
    <style:style style:name="P4" style:family="paragraph">
      <loext:graphic-properties draw:fill="none"/>
      <style:text-properties fo:color="#ff0000" loext:opacity="100%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color="#ff0000" loext:opacity="100%" style:font-name="Liberation Mono"/>
    </style:style>
    <style:style style:name="P7" style:family="paragraph">
      <loext:graphic-properties draw:fill="none"/>
      <style:text-properties fo:color="#2a6099" loext:opacity="100%"/>
    </style:style>
    <style:style style:name="P8" style:family="paragraph">
      <loext:graphic-properties draw:fill="none" draw:fill-color="#ffffff"/>
      <style:text-properties fo:color="#2a6099" loext:opacity="100%" style:font-name="Liberation Mono"/>
    </style:style>
    <style:style style:name="P9" style:family="paragraph">
      <loext:graphic-properties draw:fill="none"/>
      <style:text-properties fo:color="#000000" loext:opacity="100%"/>
    </style:style>
    <style:style style:name="P10" style:family="paragraph">
      <loext:graphic-properties draw:fill="none" draw:fill-color="#ffffff"/>
      <style:text-properties fo:color="#000000" loext:opacity="100%" style:font-name="Liberation Mono"/>
    </style:style>
    <style:style style:name="P11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style:font-name="Liberation Mono"/>
    </style:style>
    <style:style style:name="T4" style:family="text">
      <style:text-properties fo:color="#ff0000" loext:opacity="100%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style:font-name="Liberation Mono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Liberation Mono"/>
    </style:style>
    <style:style style:name="T10" style:family="text">
      <style:text-properties fo:color="#000000" loext:opacity="100%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Liberation Mono"/>
    </style:style>
    <style:style style:name="T1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83cm" svg:height="7.295cm" svg:x="0.638cm" svg:y="2.1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A<text:span text:style-name="T1">11</text:span></text:p>
              </table:table-cell>
              <table:table-cell>
                <text:p text:style-name="P1">A<text:span text:style-name="T1">12</text:span></text:p>
              </table:table-cell>
              <table:table-cell table:style-name="ce3">
                <text:p text:style-name="P1">A<text:span text:style-name="T1">13</text:span></text:p>
              </table:table-cell>
              <table:table-cell table:style-name="ce4">
                <text:p text:style-name="P1">A<text:span text:style-name="T1">14</text:span></text:p>
              </table:table-cell>
              <table:table-cell table:style-name="ce4">
                <text:p text:style-name="P1">A<text:span text:style-name="T1">15</text:span></text:p>
              </table:table-cell>
              <table:table-cell table:style-name="ce5">
                <text:p text:style-name="P1">A<text:span text:style-name="T1">16</text:span></text:p>
              </table:table-cell>
              <table:table-cell>
                <text:p text:style-name="P1">A<text:span text:style-name="T1">17</text:span></text:p>
              </table:table-cell>
              <table:table-cell table:style-name="ce3">
                <text:p text:style-name="P1">A<text:span text:style-name="T1">1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21</text:span></text:p>
              </table:table-cell>
              <table:table-cell>
                <text:p text:style-name="P1">A<text:span text:style-name="T1">22</text:span></text:p>
              </table:table-cell>
              <table:table-cell table:style-name="ce8">
                <text:p text:style-name="P1">A<text:span text:style-name="T1">23</text:span></text:p>
              </table:table-cell>
              <table:table-cell table:style-name="ce9">
                <text:p text:style-name="P1">A<text:span text:style-name="T1">24</text:span></text:p>
              </table:table-cell>
              <table:table-cell table:style-name="ce9">
                <text:p text:style-name="P1">A<text:span text:style-name="T1">25</text:span></text:p>
              </table:table-cell>
              <table:table-cell table:style-name="ce10">
                <text:p text:style-name="P1">A<text:span text:style-name="T1">26</text:span></text:p>
              </table:table-cell>
              <table:table-cell>
                <text:p text:style-name="P1">A<text:span text:style-name="T1">27</text:span></text:p>
              </table:table-cell>
              <table:table-cell table:style-name="ce8">
                <text:p text:style-name="P1">A<text:span text:style-name="T1">2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31</text:span></text:p>
              </table:table-cell>
              <table:table-cell>
                <text:p text:style-name="P1">A<text:span text:style-name="T1">32</text:span></text:p>
              </table:table-cell>
              <table:table-cell table:style-name="ce13">
                <text:p text:style-name="P1">A<text:span text:style-name="T1">33</text:span></text:p>
              </table:table-cell>
              <table:table-cell table:style-name="ce14">
                <text:p text:style-name="P1">A<text:span text:style-name="T1">34</text:span></text:p>
              </table:table-cell>
              <table:table-cell table:style-name="ce14">
                <text:p text:style-name="P1">A<text:span text:style-name="T1">35</text:span></text:p>
              </table:table-cell>
              <table:table-cell table:style-name="ce15">
                <text:p text:style-name="P1">A<text:span text:style-name="T1">36</text:span></text:p>
              </table:table-cell>
              <table:table-cell>
                <text:p text:style-name="P1">A<text:span text:style-name="T1">37</text:span></text:p>
              </table:table-cell>
              <table:table-cell table:style-name="ce13">
                <text:p text:style-name="P1">A<text:span text:style-name="T1">38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41</text:span></text:p>
              </table:table-cell>
              <table:table-cell>
                <text:p text:style-name="P1">A<text:span text:style-name="T1">42</text:span></text:p>
              </table:table-cell>
              <table:table-cell table:style-name="ce18">
                <text:p text:style-name="P1">A<text:span text:style-name="T1">43</text:span></text:p>
              </table:table-cell>
              <table:table-cell table:style-name="ce19">
                <text:p text:style-name="P1">A<text:span text:style-name="T1">44</text:span></text:p>
              </table:table-cell>
              <table:table-cell table:style-name="ce19">
                <text:p text:style-name="P1">A<text:span text:style-name="T1">45</text:span></text:p>
              </table:table-cell>
              <table:table-cell table:style-name="ce20">
                <text:p text:style-name="P1">A<text:span text:style-name="T1">46</text:span></text:p>
              </table:table-cell>
              <table:table-cell>
                <text:p text:style-name="P1">A<text:span text:style-name="T1">47</text:span></text:p>
              </table:table-cell>
              <table:table-cell table:style-name="ce18">
                <text:p text:style-name="P1">A<text:span text:style-name="T1">48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51</text:span></text:p>
              </table:table-cell>
              <table:table-cell>
                <text:p text:style-name="P1">A<text:span text:style-name="T1">52</text:span></text:p>
              </table:table-cell>
              <table:table-cell table:style-name="ce18">
                <text:p text:style-name="P1">A<text:span text:style-name="T1">53</text:span></text:p>
              </table:table-cell>
              <table:table-cell table:style-name="ce19">
                <text:p text:style-name="P1">A<text:span text:style-name="T1">54</text:span></text:p>
              </table:table-cell>
              <table:table-cell table:style-name="ce19">
                <text:p text:style-name="P1">A<text:span text:style-name="T1">55</text:span></text:p>
              </table:table-cell>
              <table:table-cell table:style-name="ce20">
                <text:p text:style-name="P1">A<text:span text:style-name="T1">56</text:span></text:p>
              </table:table-cell>
              <table:table-cell>
                <text:p text:style-name="P1">A<text:span text:style-name="T1">57</text:span></text:p>
              </table:table-cell>
              <table:table-cell table:style-name="ce18">
                <text:p text:style-name="P1">A<text:span text:style-name="T1">58</text:span></text:p>
              </table:table-cell>
            </table:table-row>
            <table:table-row table:style-name="ro2" table:default-cell-style-name="ce22">
              <table:table-cell table:style-name="ce21">
                <text:p text:style-name="P1">A<text:span text:style-name="T1">61</text:span></text:p>
              </table:table-cell>
              <table:table-cell>
                <text:p text:style-name="P1">A<text:span text:style-name="T1">62</text:span></text:p>
              </table:table-cell>
              <table:table-cell table:style-name="ce23">
                <text:p text:style-name="P1">A<text:span text:style-name="T1">63</text:span></text:p>
              </table:table-cell>
              <table:table-cell table:style-name="ce24">
                <text:p text:style-name="P1">A<text:span text:style-name="T1">64</text:span></text:p>
              </table:table-cell>
              <table:table-cell table:style-name="ce24">
                <text:p text:style-name="P1">A<text:span text:style-name="T1">65</text:span></text:p>
              </table:table-cell>
              <table:table-cell table:style-name="ce25">
                <text:p text:style-name="P1">A<text:span text:style-name="T1">66</text:span></text:p>
              </table:table-cell>
              <table:table-cell>
                <text:p text:style-name="P1">A<text:span text:style-name="T1">67</text:span></text:p>
              </table:table-cell>
              <table:table-cell table:style-name="ce23">
                <text:p text:style-name="P1">A<text:span text:style-name="T1">6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71</text:span></text:p>
              </table:table-cell>
              <table:table-cell>
                <text:p text:style-name="P1">A<text:span text:style-name="T1">72</text:span></text:p>
              </table:table-cell>
              <table:table-cell table:style-name="ce8">
                <text:p text:style-name="P1">A<text:span text:style-name="T1">73</text:span></text:p>
              </table:table-cell>
              <table:table-cell table:style-name="ce9">
                <text:p text:style-name="P1">A<text:span text:style-name="T1">74</text:span></text:p>
              </table:table-cell>
              <table:table-cell table:style-name="ce9">
                <text:p text:style-name="P1">A<text:span text:style-name="T1">75</text:span></text:p>
              </table:table-cell>
              <table:table-cell table:style-name="ce10">
                <text:p text:style-name="P1">A<text:span text:style-name="T1">76</text:span></text:p>
              </table:table-cell>
              <table:table-cell>
                <text:p text:style-name="P1">A<text:span text:style-name="T1">77</text:span></text:p>
              </table:table-cell>
              <table:table-cell table:style-name="ce8">
                <text:p text:style-name="P1">A<text:span text:style-name="T1">7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81</text:span></text:p>
              </table:table-cell>
              <table:table-cell>
                <text:p text:style-name="P1">A<text:span text:style-name="T1">82</text:span></text:p>
              </table:table-cell>
              <table:table-cell table:style-name="ce13">
                <text:p text:style-name="P1">A<text:span text:style-name="T1">83</text:span></text:p>
              </table:table-cell>
              <table:table-cell table:style-name="ce14">
                <text:p text:style-name="P1">A<text:span text:style-name="T1">84</text:span></text:p>
              </table:table-cell>
              <table:table-cell table:style-name="ce14">
                <text:p text:style-name="P1">A<text:span text:style-name="T1">85</text:span></text:p>
              </table:table-cell>
              <table:table-cell table:style-name="ce15">
                <text:p text:style-name="P1">A<text:span text:style-name="T1">86</text:span></text:p>
              </table:table-cell>
              <table:table-cell>
                <text:p text:style-name="P1">A<text:span text:style-name="T1">87</text:span></text:p>
              </table:table-cell>
              <table:table-cell table:style-name="ce13">
                <text:p text:style-name="P1">A<text:span text:style-name="T1">88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style-name="gr2">
          <draw:frame draw:style-name="gr3" draw:text-style-name="P2" draw:layer="layout" svg:width="1.294cm" svg:height="0.963cm" svg:x="10.363cm" svg:y="3.423cm">
            <draw:text-box>
              <text:p><text:span text:style-name="T2">⚙</text:span></text:p>
            </draw:text-box>
          </draw:frame>
          <draw:frame draw:style-name="gr4" draw:text-style-name="P3" draw:layer="layout" svg:width="4.312cm" svg:height="2.411cm" svg:x="9.829cm" svg:y="4.449cm">
            <draw:text-box>
              <text:p><text:span text:style-name="T3">iam=0;</text:span></text:p>
              <text:p><text:span text:style-name="T3">loc_row=0;</text:span></text:p>
              <text:p><text:span text:style-name="T3">loc_col=0;</text:span></text:p>
            </draw:text-box>
          </draw:frame>
        </draw:g>
        <draw:g draw:style-name="gr2">
          <draw:frame draw:style-name="gr3" draw:text-style-name="P4" draw:layer="layout" svg:width="2.002cm" svg:height="0.963cm" svg:x="10.655cm" svg:y="8.308cm">
            <draw:text-box>
              <text:p><text:span text:style-name="T4">⚙</text:span></text:p>
            </draw:text-box>
          </draw:frame>
          <draw:frame draw:style-name="gr5" draw:text-style-name="P6" draw:layer="layout" svg:width="4.313cm" svg:height="3.851cm" svg:x="9.829cm" svg:y="9.334cm">
            <draw:text-box>
              <text:p><text:span text:style-name="T5">iam=1;</text:span></text:p>
              <text:p text:style-name="P5"><text:span text:style-name="T6">loc_row=1;</text:span></text:p>
              <text:p text:style-name="P5"><text:span text:style-name="T6">loc_col=0;</text:span></text:p>
            </draw:text-box>
          </draw:frame>
        </draw:g>
        <draw:g draw:style-name="gr2">
          <draw:frame draw:style-name="gr3" draw:text-style-name="P7" draw:layer="layout" svg:width="2.097cm" svg:height="0.963cm" svg:x="10.695cm" svg:y="12.942cm">
            <draw:text-box>
              <text:p><text:span text:style-name="T7">⚙</text:span></text:p>
            </draw:text-box>
          </draw:frame>
          <draw:frame draw:style-name="gr6" draw:text-style-name="P8" draw:layer="layout" svg:width="4.519cm" svg:height="3.851cm" svg:x="9.829cm" svg:y="13.968cm">
            <draw:text-box>
              <text:p><text:span text:style-name="T8">ia</text:span><text:span text:style-name="T8">m=</text:span><text:span text:style-name="T8">2;</text:span></text:p>
              <text:p text:style-name="P5"><text:span text:style-name="T9">lo</text:span><text:span text:style-name="T9">c_</text:span><text:span text:style-name="T9">ro</text:span><text:span text:style-name="T9">w=</text:span><text:span text:style-name="T9">0;</text:span></text:p>
              <text:p text:style-name="P5"><text:span text:style-name="T9">lo</text:span><text:span text:style-name="T9">c_</text:span><text:span text:style-name="T9">co</text:span><text:span text:style-name="T9">l=</text:span><text:span text:style-name="T9">1;</text:span></text:p>
            </draw:text-box>
          </draw:frame>
        </draw:g>
        <draw:g draw:style-name="gr2">
          <draw:frame draw:style-name="gr3" draw:text-style-name="P9" draw:layer="layout" svg:width="2.107cm" svg:height="0.963cm" svg:x="10.699cm" svg:y="17.03cm">
            <draw:text-box>
              <text:p><text:span text:style-name="T10">⚙</text:span></text:p>
            </draw:text-box>
          </draw:frame>
          <draw:frame draw:style-name="gr7" draw:text-style-name="P10" draw:layer="layout" svg:width="4.541cm" svg:height="3.851cm" svg:x="9.829cm" svg:y="18.056cm">
            <draw:text-box>
              <text:p><text:span text:style-name="T11">ia</text:span><text:span text:style-name="T11">m=</text:span><text:span text:style-name="T11">3;</text:span></text:p>
              <text:p text:style-name="P5"><text:span text:style-name="T12">lo</text:span><text:span text:style-name="T12">c_</text:span><text:span text:style-name="T12">ro</text:span><text:span text:style-name="T12">w=</text:span><text:span text:style-name="T12">1;</text:span></text:p>
              <text:p text:style-name="P5"><text:span text:style-name="T12">lo</text:span><text:span text:style-name="T12">c_</text:span><text:span text:style-name="T12">co</text:span><text:span text:style-name="T12">l=</text:span><text:span text:style-name="T12">1;</text:span></text:p>
            </draw:text-box>
          </draw:frame>
        </draw:g>
        <draw:frame draw:style-name="gr8" draw:text-style-name="P11" draw:layer="layout" svg:width="5.218cm" svg:height="1.018cm" svg:x="2.117cm" svg:y="0.317cm">
          <draw:text-box>
            <text:p>Global matrix (<text:span text:style-name="T13">A</text:span>)</text:p>
          </draw:text-box>
        </draw:frame>
        <draw:frame draw:style-name="gr9" draw:text-style-name="P11" draw:layer="layout" svg:width="9.273cm" svg:height="1.785cm" svg:x="11.254cm" svg:y="0.194cm">
          <draw:text-box>
            <text:p>Local part of <text:span text:style-name="T13">A</text:span>, stored by each </text:p>
            <text:p>process (<text:span text:style-name="T13">l</text:span><text:span text:style-name="T13">oc</text:span><text:span text:style-name="T13">_A</text:span>)</text:p>
          </draw:text-box>
        </draw:frame>
        <draw:frame draw:style-name="gr1" draw:layer="layout" svg:width="5.364cm" svg:height="4.559cm" svg:x="14.865cm" svg:y="2.8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2">
              <table:table-cell table:style-name="ce1">
                <text:p text:style-name="P1">A<text:span text:style-name="T1">11</text:span></text:p>
              </table:table-cell>
              <table:table-cell>
                <text:p text:style-name="P1">A<text:span text:style-name="T1">12</text:span></text:p>
              </table:table-cell>
              <table:table-cell table:style-name="ce3">
                <text:p text:style-name="P1">A<text:span text:style-name="T1">13</text:span></text:p>
              </table:table-cell>
              <table:table-cell>
                <text:p text:style-name="P1">A<text:span text:style-name="T1">17</text:span></text:p>
              </table:table-cell>
              <table:table-cell table:style-name="ce3">
                <text:p text:style-name="P1">A<text:span text:style-name="T1">1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21</text:span></text:p>
              </table:table-cell>
              <table:table-cell>
                <text:p text:style-name="P1">A<text:span text:style-name="T1">22</text:span></text:p>
              </table:table-cell>
              <table:table-cell table:style-name="ce8">
                <text:p text:style-name="P1">A<text:span text:style-name="T1">23</text:span></text:p>
              </table:table-cell>
              <table:table-cell>
                <text:p text:style-name="P1">A<text:span text:style-name="T1">27</text:span></text:p>
              </table:table-cell>
              <table:table-cell table:style-name="ce8">
                <text:p text:style-name="P1">A<text:span text:style-name="T1">2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31</text:span></text:p>
              </table:table-cell>
              <table:table-cell>
                <text:p text:style-name="P1">A<text:span text:style-name="T1">32</text:span></text:p>
              </table:table-cell>
              <table:table-cell table:style-name="ce13">
                <text:p text:style-name="P1">A<text:span text:style-name="T1">33</text:span></text:p>
              </table:table-cell>
              <table:table-cell>
                <text:p text:style-name="P1">A<text:span text:style-name="T1">37</text:span></text:p>
              </table:table-cell>
              <table:table-cell table:style-name="ce13">
                <text:p text:style-name="P1">A<text:span text:style-name="T1">38</text:span></text:p>
              </table:table-cell>
            </table:table-row>
            <table:table-row table:style-name="ro2" table:default-cell-style-name="ce7">
              <table:table-cell table:style-name="ce6">
                <text:p text:style-name="P1">A<text:span text:style-name="T1">71</text:span></text:p>
              </table:table-cell>
              <table:table-cell>
                <text:p text:style-name="P1">A<text:span text:style-name="T1">72</text:span></text:p>
              </table:table-cell>
              <table:table-cell table:style-name="ce8">
                <text:p text:style-name="P1">A<text:span text:style-name="T1">73</text:span></text:p>
              </table:table-cell>
              <table:table-cell>
                <text:p text:style-name="P1">A<text:span text:style-name="T1">77</text:span></text:p>
              </table:table-cell>
              <table:table-cell table:style-name="ce8">
                <text:p text:style-name="P1">A<text:span text:style-name="T1">78</text:span></text:p>
              </table:table-cell>
            </table:table-row>
            <table:table-row table:style-name="ro2" table:default-cell-style-name="ce12">
              <table:table-cell table:style-name="ce11">
                <text:p text:style-name="P1">A<text:span text:style-name="T1">81</text:span></text:p>
              </table:table-cell>
              <table:table-cell>
                <text:p text:style-name="P1">A<text:span text:style-name="T1">82</text:span></text:p>
              </table:table-cell>
              <table:table-cell table:style-name="ce13">
                <text:p text:style-name="P1">A<text:span text:style-name="T1">83</text:span></text:p>
              </table:table-cell>
              <table:table-cell>
                <text:p text:style-name="P1">A<text:span text:style-name="T1">87</text:span></text:p>
              </table:table-cell>
              <table:table-cell table:style-name="ce13">
                <text:p text:style-name="P1">A<text:span text:style-name="T1">8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.218cm" svg:height="4.559cm" svg:x="14.859cm" svg:y="8.2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2">
              <table:table-cell table:style-name="ce26">
                <text:p text:style-name="P1">A<text:span text:style-name="T1">14</text:span></text:p>
              </table:table-cell>
              <table:table-cell table:style-name="ce4">
                <text:p text:style-name="P1">A<text:span text:style-name="T1">15</text:span></text:p>
              </table:table-cell>
              <table:table-cell table:style-name="ce5">
                <text:p text:style-name="P1">A<text:span text:style-name="T1">16</text:span></text:p>
              </table:table-cell>
            </table:table-row>
            <table:table-row table:style-name="ro2">
              <table:table-cell table:style-name="ce27">
                <text:p text:style-name="P1">A<text:span text:style-name="T1">24</text:span></text:p>
              </table:table-cell>
              <table:table-cell table:style-name="ce9">
                <text:p text:style-name="P1">A<text:span text:style-name="T1">25</text:span></text:p>
              </table:table-cell>
              <table:table-cell table:style-name="ce10">
                <text:p text:style-name="P1">A<text:span text:style-name="T1">26</text:span></text:p>
              </table:table-cell>
            </table:table-row>
            <table:table-row table:style-name="ro2">
              <table:table-cell table:style-name="ce28">
                <text:p text:style-name="P1">A<text:span text:style-name="T1">34</text:span></text:p>
              </table:table-cell>
              <table:table-cell table:style-name="ce14">
                <text:p text:style-name="P1">A<text:span text:style-name="T1">35</text:span></text:p>
              </table:table-cell>
              <table:table-cell table:style-name="ce15">
                <text:p text:style-name="P1">A<text:span text:style-name="T1">36</text:span></text:p>
              </table:table-cell>
            </table:table-row>
            <table:table-row table:style-name="ro2">
              <table:table-cell table:style-name="ce27">
                <text:p text:style-name="P1">A<text:span text:style-name="T1">74</text:span></text:p>
              </table:table-cell>
              <table:table-cell table:style-name="ce9">
                <text:p text:style-name="P1">A<text:span text:style-name="T1">75</text:span></text:p>
              </table:table-cell>
              <table:table-cell table:style-name="ce10">
                <text:p text:style-name="P1">A<text:span text:style-name="T1">76</text:span></text:p>
              </table:table-cell>
            </table:table-row>
            <table:table-row table:style-name="ro2">
              <table:table-cell table:style-name="ce28">
                <text:p text:style-name="P1">A<text:span text:style-name="T1">84</text:span></text:p>
              </table:table-cell>
              <table:table-cell table:style-name="ce14">
                <text:p text:style-name="P1">A<text:span text:style-name="T1">85</text:span></text:p>
              </table:table-cell>
              <table:table-cell table:style-name="ce15">
                <text:p text:style-name="P1">A<text:span text:style-name="T1">8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5.364cm" svg:height="2.735cm" svg:x="14.906cm" svg:y="13.4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30">
              <table:table-cell table:style-name="ce29">
                <text:p text:style-name="P1">A<text:span text:style-name="T1">41</text:span></text:p>
              </table:table-cell>
              <table:table-cell>
                <text:p text:style-name="P1">A<text:span text:style-name="T1">42</text:span></text:p>
              </table:table-cell>
              <table:table-cell table:style-name="ce31">
                <text:p text:style-name="P1">A<text:span text:style-name="T1">43</text:span></text:p>
              </table:table-cell>
              <table:table-cell>
                <text:p text:style-name="P1">A<text:span text:style-name="T1">47</text:span></text:p>
              </table:table-cell>
              <table:table-cell table:style-name="ce31">
                <text:p text:style-name="P1">A<text:span text:style-name="T1">48</text:span></text:p>
              </table:table-cell>
            </table:table-row>
            <table:table-row table:style-name="ro2" table:default-cell-style-name="ce17">
              <table:table-cell table:style-name="ce16">
                <text:p text:style-name="P1">A<text:span text:style-name="T1">51</text:span></text:p>
              </table:table-cell>
              <table:table-cell>
                <text:p text:style-name="P1">A<text:span text:style-name="T1">52</text:span></text:p>
              </table:table-cell>
              <table:table-cell table:style-name="ce18">
                <text:p text:style-name="P1">A<text:span text:style-name="T1">53</text:span></text:p>
              </table:table-cell>
              <table:table-cell>
                <text:p text:style-name="P1">A<text:span text:style-name="T1">57</text:span></text:p>
              </table:table-cell>
              <table:table-cell table:style-name="ce18">
                <text:p text:style-name="P1">A<text:span text:style-name="T1">58</text:span></text:p>
              </table:table-cell>
            </table:table-row>
            <table:table-row table:style-name="ro2" table:default-cell-style-name="ce22">
              <table:table-cell table:style-name="ce21">
                <text:p text:style-name="P1">A<text:span text:style-name="T1">61</text:span></text:p>
              </table:table-cell>
              <table:table-cell>
                <text:p text:style-name="P1">A<text:span text:style-name="T1">62</text:span></text:p>
              </table:table-cell>
              <table:table-cell table:style-name="ce23">
                <text:p text:style-name="P1">A<text:span text:style-name="T1">63</text:span></text:p>
              </table:table-cell>
              <table:table-cell>
                <text:p text:style-name="P1">A<text:span text:style-name="T1">67</text:span></text:p>
              </table:table-cell>
              <table:table-cell table:style-name="ce23">
                <text:p text:style-name="P1">A<text:span text:style-name="T1">6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3.218cm" svg:height="2.735cm" svg:x="14.94cm" svg:y="17.2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5">
              <table:table-cell table:style-name="ce32">
                <text:p text:style-name="P1">A<text:span text:style-name="T1">44</text:span></text:p>
              </table:table-cell>
              <table:table-cell table:style-name="ce33">
                <text:p text:style-name="P1">A<text:span text:style-name="T1">45</text:span></text:p>
              </table:table-cell>
              <table:table-cell table:style-name="ce34">
                <text:p text:style-name="P1">A<text:span text:style-name="T1">46</text:span></text:p>
              </table:table-cell>
            </table:table-row>
            <table:table-row table:style-name="ro2">
              <table:table-cell table:style-name="ce35">
                <text:p text:style-name="P1">A<text:span text:style-name="T1">54</text:span></text:p>
              </table:table-cell>
              <table:table-cell table:style-name="ce19">
                <text:p text:style-name="P1">A<text:span text:style-name="T1">55</text:span></text:p>
              </table:table-cell>
              <table:table-cell table:style-name="ce20">
                <text:p text:style-name="P1">A<text:span text:style-name="T1">56</text:span></text:p>
              </table:table-cell>
            </table:table-row>
            <table:table-row table:style-name="ro2">
              <table:table-cell table:style-name="ce36">
                <text:p text:style-name="P1">A<text:span text:style-name="T1">64</text:span></text:p>
              </table:table-cell>
              <table:table-cell table:style-name="ce24">
                <text:p text:style-name="P1">A<text:span text:style-name="T1">65</text:span></text:p>
              </table:table-cell>
              <table:table-cell table:style-name="ce25">
                <text:p text:style-name="P1">A<text:span text:style-name="T1">66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0:17:26.874800302</meta:creation-date>
    <dc:date>2024-08-29T16:04:21.282048327</dc:date>
    <meta:editing-duration>PT4H6M50S</meta:editing-duration>
    <meta:editing-cycles>7</meta:editing-cycles>
    <meta:generator>LibreOffice/7.6.7.2$Linux_X86_64 LibreOffice_project/60$Build-2</meta:generator>
    <meta:document-statistic meta:object-count="19"/>
  </office:meta>
</office:document-meta>
</file>